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15.999cm" svg:height="8.999cm" svg:x="3.442cm" svg:y="23.333cm">
            <draw:object draw:notify-on-update-of-ranges="Φύλλο1.A1:Φύλλο1.A1 Φύλλο1.A2:Φύλλο1.A10 Φύλλο1.B1:Φύλλο1.B1 Φύλλο1.B2:Φύλλο1.B10 Φύλλο1.A1:Φύλλο1.A1 Φύλλο1.A2:Φύλλο1.A10 Φύλλο1.C1:Φύλλο1.C1 Φύλλο1.C2:Φύλλο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582cm" svg:y="5.14cm">
            <draw:object draw:notify-on-update-of-ranges="Φύλλο1.G1:Φύλλο1.G1 Φύλλο1.G2:Φύλλο1.G10 Φύλλο1.H1:Φύλλο1.H1 Φύλλο1.H2:Φύλλο1.H10 Φύλλο1.G1:Φύλλο1.G1 Φύλλο1.G2:Φύλλο1.G10 Φύλλο1.I1:Φύλλο1.I1 Φύλλο1.I2:Φύλλο1.I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2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NC</text:p>
          </table:table-cell>
          <table:table-cell table:style-name="Default" office:value-type="string" calcext:value-type="string">
            <text:p>GENETIC ERROR</text:p>
          </table:table-cell>
          <table:table-cell office:value-type="string" calcext:value-type="string">
            <text:p>PSO ERROR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og(genetic)</text:p>
          </table:table-cell>
          <table:table-cell office:value-type="string" calcext:value-type="string">
            <text:p>log(pso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2.689" calcext:value-type="float">
            <text:p>192,689</text:p>
          </table:table-cell>
          <table:table-cell office:value-type="float" office:value="20.711" calcext:value-type="float">
            <text:p>20,71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35" calcext:value-type="float">
            <text:p>3,50E-07</text:p>
          </table:table-cell>
          <table:table-cell table:style-name="ce1" office:value-type="float" office:value="0.0000891" calcext:value-type="float">
            <text:p>8,91E-05</text:p>
          </table:table-cell>
          <table:table-cell office:value-type="float" office:value="100" calcext:value-type="float">
            <text:p>100</text:p>
          </table:table-cell>
          <table:table-cell table:formula="of:=(LOG10([.E2]))" office:value-type="float" office:value="-6.45593195564972" calcext:value-type="float">
            <text:p>-6,45593195564972</text:p>
          </table:table-cell>
          <table:table-cell table:formula="of:=(LOG10([.F2]))" office:value-type="float" office:value="-4.05012229596313" calcext:value-type="float">
            <text:p>-4,050122295963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9.114" calcext:value-type="float">
            <text:p>349,114</text:p>
          </table:table-cell>
          <table:table-cell office:value-type="float" office:value="34.416" calcext:value-type="float">
            <text:p>34,416</text:p>
          </table:table-cell>
          <table:table-cell office:value-type="float" office:value="150" calcext:value-type="float">
            <text:p>150</text:p>
          </table:table-cell>
          <table:table-cell office:value-type="float" office:value="0.00000144" calcext:value-type="float">
            <text:p>1,44E-06</text:p>
          </table:table-cell>
          <table:table-cell office:value-type="float" office:value="0.0017" calcext:value-type="float">
            <text:p>0,0017</text:p>
          </table:table-cell>
          <table:table-cell office:value-type="float" office:value="150" calcext:value-type="float">
            <text:p>150</text:p>
          </table:table-cell>
          <table:table-cell table:formula="of:=(LOG10([.E3]))" office:value-type="float" office:value="-5.84163750790475" calcext:value-type="float">
            <text:p>-5,84163750790475</text:p>
          </table:table-cell>
          <table:table-cell table:formula="of:=(LOG10([.F3]))" office:value-type="float" office:value="-2.76955107862173" calcext:value-type="float">
            <text:p>-2,769551078621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5.446" calcext:value-type="float">
            <text:p>525,446</text:p>
          </table:table-cell>
          <table:table-cell office:value-type="float" office:value="57.529" calcext:value-type="float">
            <text:p>57,529</text:p>
          </table:table-cell>
          <table:table-cell office:value-type="float" office:value="200" calcext:value-type="float">
            <text:p>200</text:p>
          </table:table-cell>
          <table:table-cell office:value-type="float" office:value="0.00000529" calcext:value-type="float">
            <text:p>5,29E-06</text:p>
          </table:table-cell>
          <table:table-cell table:style-name="ce1" office:value-type="float" office:value="0.0000272" calcext:value-type="float">
            <text:p>2,72E-05</text:p>
          </table:table-cell>
          <table:table-cell office:value-type="float" office:value="200" calcext:value-type="float">
            <text:p>200</text:p>
          </table:table-cell>
          <table:table-cell table:formula="of:=(LOG10([.E4]))" office:value-type="float" office:value="-5.27654432796481" calcext:value-type="float">
            <text:p>-5,27654432796481</text:p>
          </table:table-cell>
          <table:table-cell table:formula="of:=(LOG10([.F4]))" office:value-type="float" office:value="-4.5654310959658" calcext:value-type="float">
            <text:p>-4,565431095965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73.99" calcext:value-type="float">
            <text:p>473,99</text:p>
          </table:table-cell>
          <table:table-cell office:value-type="float" office:value="60.279" calcext:value-type="float">
            <text:p>60,279</text:p>
          </table:table-cell>
          <table:table-cell office:value-type="float" office:value="250" calcext:value-type="float">
            <text:p>250</text:p>
          </table:table-cell>
          <table:table-cell office:value-type="float" office:value="0.000000589" calcext:value-type="float">
            <text:p>5,89E-07</text:p>
          </table:table-cell>
          <table:table-cell table:style-name="ce1" office:value-type="float" office:value="0.00000475" calcext:value-type="float">
            <text:p>4,75E-06</text:p>
          </table:table-cell>
          <table:table-cell office:value-type="float" office:value="250" calcext:value-type="float">
            <text:p>250</text:p>
          </table:table-cell>
          <table:table-cell table:formula="of:=(LOG10([.E5]))" office:value-type="float" office:value="-6.2298847052129" calcext:value-type="float">
            <text:p>-6,2298847052129</text:p>
          </table:table-cell>
          <table:table-cell table:formula="of:=(LOG10([.F5]))" office:value-type="float" office:value="-5.32330639037513" calcext:value-type="float">
            <text:p>-5,323306390375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2.31" calcext:value-type="float">
            <text:p>502,31</text:p>
          </table:table-cell>
          <table:table-cell office:value-type="float" office:value="74.065" calcext:value-type="float">
            <text:p>74,06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56" calcext:value-type="float">
            <text:p>5,60E-07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300" calcext:value-type="float">
            <text:p>300</text:p>
          </table:table-cell>
          <table:table-cell table:formula="of:=(LOG10([.E6]))" office:value-type="float" office:value="-6.2518119729938" calcext:value-type="float">
            <text:p>-6,2518119729938</text:p>
          </table:table-cell>
          <table:table-cell table:formula="of:=(LOG10([.F6]))" office:value-type="float" office:value="-3.31875876262441" calcext:value-type="float">
            <text:p>-3,3187587626244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27.744" calcext:value-type="float">
            <text:p>627,744</text:p>
          </table:table-cell>
          <table:table-cell office:value-type="float" office:value="53.277" calcext:value-type="float">
            <text:p>53,277</text:p>
          </table:table-cell>
          <table:table-cell office:value-type="float" office:value="350" calcext:value-type="float">
            <text:p>350</text:p>
          </table:table-cell>
          <table:table-cell office:value-type="float" office:value="0.000000251" calcext:value-type="float">
            <text:p>2,51E-07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350" calcext:value-type="float">
            <text:p>350</text:p>
          </table:table-cell>
          <table:table-cell table:formula="of:=(LOG10([.E7]))" office:value-type="float" office:value="-6.60032627851896" calcext:value-type="float">
            <text:p>-6,60032627851896</text:p>
          </table:table-cell>
          <table:table-cell table:formula="of:=(LOG10([.F7]))" office:value-type="float" office:value="-3.55284196865778" calcext:value-type="float">
            <text:p>-3,552841968657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77.49" calcext:value-type="float">
            <text:p>777,49</text:p>
          </table:table-cell>
          <table:table-cell office:value-type="float" office:value="63.887" calcext:value-type="float">
            <text:p>63,887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275" calcext:value-type="float">
            <text:p>2,75E-07</text:p>
          </table:table-cell>
          <table:table-cell table:style-name="ce1" office:value-type="float" office:value="0.00000893" calcext:value-type="float">
            <text:p>8,93E-06</text:p>
          </table:table-cell>
          <table:table-cell office:value-type="float" office:value="400" calcext:value-type="float">
            <text:p>400</text:p>
          </table:table-cell>
          <table:table-cell table:formula="of:=(LOG10([.E8]))" office:value-type="float" office:value="-6.56066730616974" calcext:value-type="float">
            <text:p>-6,56066730616974</text:p>
          </table:table-cell>
          <table:table-cell table:formula="of:=(LOG10([.F8]))" office:value-type="float" office:value="-5.04914854111145" calcext:value-type="float">
            <text:p>-5,0491485411114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76.269" calcext:value-type="float">
            <text:p>1076,269</text:p>
          </table:table-cell>
          <table:table-cell office:value-type="float" office:value="81.145" calcext:value-type="float">
            <text:p>81,145</text:p>
          </table:table-cell>
          <table:table-cell office:value-type="float" office:value="450" calcext:value-type="float">
            <text:p>450</text:p>
          </table:table-cell>
          <table:table-cell office:value-type="float" office:value="0.000000231" calcext:value-type="float">
            <text:p>2,31E-07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450" calcext:value-type="float">
            <text:p>450</text:p>
          </table:table-cell>
          <table:table-cell table:formula="of:=(LOG10([.E9]))" office:value-type="float" office:value="-6.63638802010786" calcext:value-type="float">
            <text:p>-6,63638802010786</text:p>
          </table:table-cell>
          <table:table-cell table:formula="of:=(LOG10([.F9]))" office:value-type="float" office:value="-3.60205999132796" calcext:value-type="float">
            <text:p>-3,602059991327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36.881" calcext:value-type="float">
            <text:p>936,881</text:p>
          </table:table-cell>
          <table:table-cell office:value-type="float" office:value="95.865" calcext:value-type="float">
            <text:p>95,86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532" calcext:value-type="float">
            <text:p>5,32E-08</text:p>
          </table:table-cell>
          <table:table-cell table:style-name="ce1" office:value-type="float" office:value="0.0000486" calcext:value-type="float">
            <text:p>4,86E-05</text:p>
          </table:table-cell>
          <table:table-cell office:value-type="float" office:value="500" calcext:value-type="float">
            <text:p>500</text:p>
          </table:table-cell>
          <table:table-cell table:formula="of:=(LOG10([.E10]))" office:value-type="float" office:value="-7.27408836770495" calcext:value-type="float">
            <text:p>-7,27408836770495</text:p>
          </table:table-cell>
          <table:table-cell table:formula="of:=(LOG10([.F10]))" office:value-type="float" office:value="-4.31336373073771" calcext:value-type="float">
            <text:p>-4,313363730737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07:33:29.820382519</meta:creation-date>
    <dc:date>2023-12-16T14:59:30.586273541</dc:date>
    <meta:editing-duration>PT7H25M48S</meta:editing-duration>
    <meta:editing-cycles>27</meta:editing-cycles>
    <meta:generator>LibreOffice/7.5.9.1$Linux_X86_64 LibreOffice_project/50$Build-1</meta:generator>
    <meta:document-statistic meta:table-count="1" meta:cell-count="9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67cm" svg:y="0.316cm" chart:style-name="ch2">
          <text:p>AVERAGE EXECUTION TIME</text:p>
        </chart:title>
        <chart:legend chart:legend-position="end" svg:x="13.152cm" svg:y="3.963cm" style:legend-expansion="high" chart:style-name="ch3"/>
        <chart:plot-area chart:style-name="ch4" table:cell-range-address="Φύλλο1.A1:Φύλλο1.C10" chart:data-source-has-labels="row" svg:x="1.306cm" svg:y="1.301cm" svg:width="11.526cm" svg:height="6.563cm">
          <chart:coordinate-region svg:x="2.288cm" svg:y="1.496cm" svg:width="10.267cm" svg:height="5.732cm"/>
          <chart:axis chart:dimension="x" chart:name="primary-x" chart:style-name="ch5">
            <chart:title svg:x="5.681cm" svg:y="8.045cm" chart:style-name="ch6">
              <text:p>CHROMOSOMES</text:p>
            </chart:title>
          </chart:axis>
          <chart:axis chart:dimension="y" chart:name="primary-y" chart:style-name="ch7">
            <chart:title svg:x="0.451cm" svg:y="5.462cm" chart:style-name="ch8">
              <text:p>TIME(secs)</text:p>
            </chart:title>
            <chart:grid chart:style-name="ch9" chart:class="major"/>
          </chart:axis>
          <chart:series chart:style-name="ch10" chart:values-cell-range-address="Φύλλο1.B2:Φύλλο1.B10" chart:label-cell-address="Φύλλο1.B1:Φύλλο1.B1" chart:class="chart:scatter">
            <chart:domain table:cell-range-address="Φύλλο1.A2:Φύλλο1.A10"/>
            <chart:data-point chart:repeated="9"/>
          </chart:series>
          <chart:series chart:style-name="ch11" chart:values-cell-range-address="Φύλλο1.C2:Φύλλο1.C10" chart:label-cell-address="Φύλλο1.C1:Φύλλο1.C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A</text:p>
              </table:table-cell>
              <table:table-cell office:value-type="string">
                <text:p>GENETIC</text:p>
                <draw:g>
                  <svg:desc>Φύλλο1.B1:Φύλλο1.B1</svg:desc>
                </draw:g>
              </table:table-cell>
              <table:table-cell office:value-type="string">
                <text:p>PSO</text:p>
                <draw:g>
                  <svg:desc>Φύλλο1.C1:Φύλλο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Φύλλο1.A2:Φύλλο1.A10</svg:desc>
                </draw:g>
              </table:table-cell>
              <table:table-cell office:value-type="float" office:value="192.689">
                <text:p>192.689</text:p>
                <draw:g>
                  <svg:desc>Φύλλο1.B2:Φύλλο1.B10</svg:desc>
                </draw:g>
              </table:table-cell>
              <table:table-cell office:value-type="float" office:value="20.711">
                <text:p>20.711</text:p>
                <draw:g>
                  <svg:desc>Φύλλο1.C2:Φύλλο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349.114">
                <text:p>349.114</text:p>
              </table:table-cell>
              <table:table-cell office:value-type="float" office:value="34.416">
                <text:p>34.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525.446">
                <text:p>525.446</text:p>
              </table:table-cell>
              <table:table-cell office:value-type="float" office:value="57.529">
                <text:p>57.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473.99">
                <text:p>473.99</text:p>
              </table:table-cell>
              <table:table-cell office:value-type="float" office:value="60.279">
                <text:p>60.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502.31">
                <text:p>502.31</text:p>
              </table:table-cell>
              <table:table-cell office:value-type="float" office:value="74.065">
                <text:p>74.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627.744">
                <text:p>627.744</text:p>
              </table:table-cell>
              <table:table-cell office:value-type="float" office:value="53.277">
                <text:p>53.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777.49">
                <text:p>777.49</text:p>
              </table:table-cell>
              <table:table-cell office:value-type="float" office:value="63.887">
                <text:p>63.8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076.269">
                <text:p>1076.269</text:p>
              </table:table-cell>
              <table:table-cell office:value-type="float" office:value="81.145">
                <text:p>81.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936.881">
                <text:p>936.881</text:p>
              </table:table-cell>
              <table:table-cell office:value-type="float" office:value="95.865">
                <text:p>95.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03cm" svg:y="0.316cm" chart:style-name="ch2">
          <text:p>LOG(ERROR)</text:p>
        </chart:title>
        <chart:legend chart:legend-position="end" svg:x="12.868cm" svg:y="3.963cm" style:legend-expansion="high" chart:style-name="ch3"/>
        <chart:plot-area chart:style-name="ch4" table:cell-range-address="Φύλλο1.G1:Φύλλο1.I10" chart:data-source-has-labels="row" svg:x="1.306cm" svg:y="1.301cm" svg:width="11.242cm" svg:height="6.563cm">
          <chart:coordinate-region svg:x="1.862cm" svg:y="1.495cm" svg:width="10.41cm" svg:height="6.176cm"/>
          <chart:axis chart:dimension="x" chart:name="primary-x" chart:style-name="ch5">
            <chart:title svg:x="5.539cm" svg:y="8.045cm" chart:style-name="ch6">
              <text:p>CHROMOSOMES</text:p>
            </chart:title>
          </chart:axis>
          <chart:axis chart:dimension="y" chart:name="primary-y" chart:style-name="ch7">
            <chart:title svg:x="0.451cm" svg:y="5.676cm" chart:style-name="ch8">
              <text:p>LOG(ERROR)</text:p>
            </chart:title>
            <chart:grid chart:style-name="ch9" chart:class="major"/>
          </chart:axis>
          <chart:series chart:style-name="ch10" chart:values-cell-range-address="Φύλλο1.H2:Φύλλο1.H10" chart:label-cell-address="Φύλλο1.H1:Φύλλο1.H1" chart:class="chart:scatter">
            <chart:domain table:cell-range-address="Φύλλο1.G2:Φύλλο1.G10"/>
            <chart:data-point chart:repeated="9"/>
          </chart:series>
          <chart:series chart:style-name="ch11" chart:values-cell-range-address="Φύλλο1.I2:Φύλλο1.I10" chart:label-cell-address="Φύλλο1.I1:Φύλλο1.I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G</text:p>
              </table:table-cell>
              <table:table-cell office:value-type="string">
                <text:p>log(genetic)</text:p>
                <draw:g>
                  <svg:desc>Φύλλο1.H1:Φύλλο1.H1</svg:desc>
                </draw:g>
              </table:table-cell>
              <table:table-cell office:value-type="string">
                <text:p>log(pso)</text:p>
                <draw:g>
                  <svg:desc>Φύλλο1.I1:Φύλλο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Φύλλο1.G2:Φύλλο1.G10</svg:desc>
                </draw:g>
              </table:table-cell>
              <table:table-cell office:value-type="float" office:value="-6.45593195564972">
                <text:p>-6.45593195564972</text:p>
                <draw:g>
                  <svg:desc>Φύλλο1.H2:Φύλλο1.H10</svg:desc>
                </draw:g>
              </table:table-cell>
              <table:table-cell office:value-type="float" office:value="-4.05012229596313">
                <text:p>-4.05012229596313</text:p>
                <draw:g>
                  <svg:desc>Φύλλο1.I2:Φύλλο1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-5.84163750790475">
                <text:p>-5.84163750790475</text:p>
              </table:table-cell>
              <table:table-cell office:value-type="float" office:value="-2.76955107862173">
                <text:p>-2.769551078621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-5.27654432796481">
                <text:p>-5.27654432796481</text:p>
              </table:table-cell>
              <table:table-cell office:value-type="float" office:value="-4.5654310959658">
                <text:p>-4.5654310959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-6.2298847052129">
                <text:p>-6.2298847052129</text:p>
              </table:table-cell>
              <table:table-cell office:value-type="float" office:value="-5.32330639037513">
                <text:p>-5.32330639037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-6.2518119729938">
                <text:p>-6.2518119729938</text:p>
              </table:table-cell>
              <table:table-cell office:value-type="float" office:value="-3.31875876262441">
                <text:p>-3.31875876262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-6.60032627851896">
                <text:p>-6.60032627851896</text:p>
              </table:table-cell>
              <table:table-cell office:value-type="float" office:value="-3.55284196865778">
                <text:p>-3.55284196865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-6.56066730616974">
                <text:p>-6.56066730616974</text:p>
              </table:table-cell>
              <table:table-cell office:value-type="float" office:value="-5.04914854111145">
                <text:p>-5.04914854111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-6.63638802010786">
                <text:p>-6.63638802010786</text:p>
              </table:table-cell>
              <table:table-cell office:value-type="float" office:value="-3.60205999132796">
                <text:p>-3.602059991327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-7.27408836770495">
                <text:p>-7.27408836770495</text:p>
              </table:table-cell>
              <table:table-cell office:value-type="float" office:value="-4.31336373073771">
                <text:p>-4.313363730737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1$Linux_X86_64 LibreOffice_project/5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